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1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Hart, L. I. Leberman, M. A. Dropsie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9 January 1854</text:p>
      <text:p text:style-name="P2">Month<text:tab/><text:tab/><text:tab/><text:tab/><text:tab/><text:tab/>January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lso available in Box 19, FF 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Committee Room/</text:p>
      <text:p text:style-name="P4"><text:span text:style-name="T1">January 9</text:span><text:span text:style-name="T2">th</text:span><text:span text:style-name="T1"> 1854/</text:span></text:p>
      <text:p text:style-name="P2">Dear Sir(/)/</text:p>
      <text:p text:style-name="P2"><text:tab/>Your highly fervent and appropriate Prayer,/ pronounced at the commencement of the first annual Dinner, gave/ such universal satisfaction; as well as the Grace before and after/ Meat, as said in the Hebrew Tongue by you, that the undersigned/ committee again solicit the honor of your presence at the second/ Annual Hebrew Dinner to be given in this city on Thursday the 2nd/ of Feby. at “Sansom Street Hall,” and request that you will pro-/nounce a short prayer in English previous to the prayer said/ over the Bread, and also say Grace after Meat. <text:s/>(The Blessing/ over the Bread has been tendered to the Revd. Mr. Frankel.)/</text:p>
      <text:p text:style-name="P2"><text:tab/>Trusting that we shall be favored with an early accep-/tance from you, we have the honor to Remain/</text:p>
      <text:p text:style-name="P2"><text:tab/><text:tab/><text:tab/><text:tab/><text:tab/><text:tab/>Yours very Respectfully/</text:p>
      <text:p text:style-name="P2"><text:tab/><text:tab/><text:tab/><text:tab/><text:tab/><text:tab/><text:tab/>A. Hart/</text:p>
      <text:p text:style-name="P2">To<text:tab/><text:tab/><text:tab/><text:tab/><text:tab/><text:tab/><text:tab/>L I Leberman/</text:p>
      <text:p text:style-name="P2">The Revd. S. Morais<text:tab/><text:tab/><text:tab/><text:tab/><text:tab/>M. A Dropsie/</text:p>
      <text:p text:style-name="P2">[Note: The word “Committee” is written sideways in the right margin next to the signatures of Hart, Leberman, &amp; Dropsi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1T12:01:32</meta:creation-date>
    <dc:date>2012-03-19T14:54:09.80</dc:date>
    <dc:language>en-US</dc:language>
    <meta:editing-cycles>3</meta:editing-cycles>
    <meta:editing-duration>PT00H07M40S</meta:editing-duration>
    <meta:document-statistic meta:table-count="0" meta:image-count="0" meta:object-count="0" meta:page-count="2" meta:paragraph-count="71" meta:word-count="356" meta:character-count="2340"/>
    <dc:creator>Penn Libraries</dc:creator>
    <meta:user-defined meta:name="Info 1"/>
    <meta:user-defined meta:name="Info 2"/>
    <meta:user-defined meta:name="Info 3"/>
    <meta:user-defined meta:name="Info 4"/>
  </office:meta>
</office:document-meta>
</file>